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00000021C1DBF69DB026133D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VCR OSD Mono3" svg:font-family="'VCR OSD Mono'" style:font-adornments="Normal" style:font-pitch="fixed"/>
    <style:font-face style:name="VCR OSD Mono2" svg:font-family="'VCR OSD Mono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CR OSD Mono" svg:font-family="'VCR OSD Mono'" style:font-family-generic="roman" style:font-pitch="variable"/>
    <style:font-face style:name="VCR OSD Mono1" svg:font-family="'VCR OSD Mono'" style:font-adornments="Normal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3838" draw:fill-color="#ff3838" draw:textarea-horizontal-align="justify" draw:textarea-vertical-align="middle" draw:auto-grow-height="false" fo:min-height="0.95cm" fo:min-width="3cm"/>
    </style:style>
    <style:style style:name="gr2" style:family="graphic" style:parent-style-name="Objeto_20_sin_20_relleno_20_ni_20_línea">
      <style:graphic-properties draw:stroke="none" draw:fill="none" draw:fill-color="#ff3838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e6e905" draw:auto-grow-height="false" fo:min-height="4.601cm" fo:min-width="4.267cm" fo:wrap-option="no-wrap"/>
    </style:style>
    <style:style style:name="gr4" style:family="graphic" style:parent-style-name="standard">
      <style:graphic-properties draw:fill-color="#ff00e2" draw:auto-grow-height="false" fo:min-height="5.229cm" fo:min-width="4.895cm" fo:wrap-option="no-wrap"/>
      <style:paragraph-properties style:writing-mode="lr-tb"/>
    </style:style>
    <style:style style:name="gr5" style:family="graphic" style:parent-style-name="standard">
      <style:graphic-properties svg:stroke-color="#ff3838" draw:fill="solid" draw:fill-color="#ff3838" draw:auto-grow-height="false" fo:min-height="18.167cm" fo:min-width="9.617cm" fo:wrap-option="no-wrap"/>
      <style:paragraph-properties style:writing-mode="lr-tb"/>
    </style:style>
    <style:style style:name="gr6" style:family="graphic" style:parent-style-name="standard">
      <style:graphic-properties draw:auto-grow-height="false" fo:min-height="18.249cm" fo:min-width="9.408cm" fo:wrap-option="no-wrap" draw:shadow="hidden"/>
      <style:paragraph-properties style:writing-mode="lr-tb"/>
    </style:style>
    <style:style style:name="gr7" style:family="graphic" style:parent-style-name="standard">
      <style:graphic-properties draw:fill-color="#ff3838" draw:auto-grow-height="false" fo:min-height="1.298cm" fo:min-width="8.148cm" fo:wrap-option="no-wrap"/>
      <style:paragraph-properties style:writing-mode="lr-tb"/>
    </style:style>
    <style:style style:name="gr8" style:family="graphic" style:parent-style-name="standard">
      <style:graphic-properties draw:auto-grow-height="false" fo:min-height="1.218cm" fo:min-width="9.168cm" fo:wrap-option="no-wrap"/>
      <style:paragraph-properties style:writing-mode="lr-tb"/>
    </style:style>
    <style:style style:name="gr9" style:family="graphic" style:parent-style-name="standard">
      <style:graphic-properties svg:stroke-color="#ff3838" draw:fill-color="#ff3838" draw:textarea-horizontal-align="justify" draw:textarea-vertical-align="middle" draw:auto-grow-height="false" fo:min-height="0.85cm" fo:min-width="4.1cm"/>
      <style:paragraph-properties style:writing-mode="lr-tb"/>
    </style:style>
    <style:style style:name="gr10" style:family="graphic" style:parent-style-name="standard">
      <style:graphic-properties svg:stroke-color="#ff3838" draw:fill-color="#ff3838" draw:textarea-horizontal-align="justify" draw:textarea-vertical-align="middle" draw:auto-grow-height="false" fo:min-height="0.75cm" fo:min-width="4cm"/>
      <style:paragraph-properties style:writing-mode="lr-tb"/>
    </style:style>
    <style:style style:name="gr11" style:family="graphic" style:parent-style-name="standard">
      <style:graphic-properties svg:stroke-color="#ff3838" draw:fill-color="#ff3838" draw:textarea-horizontal-align="justify" draw:textarea-vertical-align="middle" draw:auto-grow-height="false" fo:min-height="0.75cm" fo:min-width="4.2cm"/>
      <style:paragraph-properties style:writing-mode="lr-tb"/>
    </style:style>
    <style:style style:name="gr12" style:family="graphic" style:parent-style-name="standard">
      <style:graphic-properties svg:stroke-color="#ff3838" draw:fill-color="#ff3838" draw:textarea-horizontal-align="justify" draw:textarea-vertical-align="middle" draw:auto-grow-height="false" fo:min-height="0.85cm" fo:min-width="4.2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05cm" fo:min-width="8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95cm" fo:min-width="7.9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05cm" fo:min-width="7.9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05cm" fo:min-width="7.8cm"/>
      <style:paragraph-properties style:writing-mode="lr-tb"/>
    </style:style>
    <style:style style:name="P1" style:family="paragraph">
      <loext:graphic-properties draw:fill-color="#ff3838"/>
      <style:paragraph-properties fo:text-align="center"/>
    </style:style>
    <style:style style:name="P2" style:family="paragraph">
      <loext:graphic-properties draw:fill="none" draw:fill-color="#ff3838"/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loext:graphic-properties draw:fill-color="#e6e905"/>
    </style:style>
    <style:style style:name="P4" style:family="paragraph">
      <loext:graphic-properties draw:fill-color="#ff00e2"/>
    </style:style>
    <style:style style:name="P5" style:family="paragraph"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solid" draw:fill-color="#ff3838"/>
      <style:paragraph-properties style:writing-mode="lr-tb"/>
    </style:style>
    <style:style style:name="P8" style:family="paragraph">
      <loext:graphic-properties draw:fill-color="#ff3838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.5cm" svg:height="1.2cm" svg:x="4cm" svg:y="3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5.349cm" svg:height="19.882cm" svg:x="-0.089cm" svg:y="-0.018cm">
          <draw:image xlink:href="Pictures/10000000000003C00000021C1DBF69DB026133D0.jpg" xlink:type="simple" xlink:show="embed" xlink:actuate="onLoad" loext:mime-type="image/jpeg">
            <text:p/>
          </draw:image>
        </draw:frame>
        <draw:custom-shape draw:style-name="gr3" draw:text-style-name="P3" draw:layer="layout" svg:width="6.421cm" svg:height="6.505cm" draw:transform="skewX (-8.91611705014051E-017) rotate (-0.787143492649443) translate (17.758cm 12.154cm)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782.7569250942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4" draw:layer="layout" svg:width="5.897cm" svg:height="5.981cm" draw:transform="skewX (-1.05586633826593E-016) rotate (-0.781732971968261) translate (17.729cm 12.501cm)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922.13934296143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7" draw:layer="layout" svg:width="11.1cm" svg:height="19.4cm" svg:x="0.1cm" svg:y="0.2cm">
          <text:p text:style-name="P5"/>
          <text:p text:style-name="P6"/>
          <text:p text:style-name="P6">--------------</text:p>
          <text:p text:style-name="P6">HOLLY</text:p>
          <text:p text:style-name="P6"/>
          <text:p text:style-name="P6">--------------</text:p>
          <text:p text:style-name="P6">TOD</text:p>
          <text:p text:style-name="P6"/>
          <text:p text:style-name="P6">--------------</text:p>
          <text:p text:style-name="P6">HUELL</text:p>
          <text:p text:style-name="P6"/>
          <text:p text:style-name="P6">--------------</text:p>
          <text:p text:style-name="P6">STEVE</text:p>
          <text:p text:style-name="P6"/>
          <text:p text:style-name="P6">--------------</text:p>
          <text:p text:style-name="P6">GALE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57.319160435997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text-style-name="P6" draw:layer="layout" svg:width="12.16cm" svg:height="19.4cm" svg:x="22.84cm" svg:y="0.2cm">
          <text:p text:style-name="P6"/>
          <text:p text:style-name="P6"><text:s/></text:p>
          <text:p text:style-name="P6">----------------</text:p>
          <text:p text:style-name="P6">COMBO</text:p>
          <text:p text:style-name="P6"/>
          <text:p text:style-name="P6"/>
          <text:p text:style-name="P6">----------------</text:p>
          <text:p text:style-name="P6">DON HELADIO</text:p>
          <text:p text:style-name="P6"/>
          <text:p text:style-name="P6"/>
          <text:p text:style-name="P6">----------------</text:p>
          <text:p text:style-name="P6">BADGER</text:p>
          <text:p text:style-name="P6"/>
          <text:p text:style-name="P6">----------------</text:p>
          <text:p text:style-name="P6">LOS PRIMOS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801.05254502096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text-style-name="P8" draw:layer="layout" svg:width="9cm" svg:height="1.9cm" svg:x="1.3cm" svg:y="1cm">
          <text:p text:style-name="P6">CLÁSICAS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670.0683850604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draw:text-style-name="P5" draw:layer="layout" svg:width="10cm" svg:height="1.8cm" svg:x="24.1cm" svg:y="1cm">
          <text:p text:style-name="P5">ESPECIALIDADES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914.3808995002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text-style-name="P8" draw:layer="layout" svg:width="4.6cm" svg:height="1.1cm" svg:x="3.4cm" svg:y="3.8cm">
          <text:p text:style-name="P6">HOLLY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5cm" svg:height="1cm" svg:x="3.4cm" svg:y="6.9cm">
          <text:p text:style-name="P6">TOD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4.7cm" svg:height="1cm" svg:x="3.3cm" svg:y="9.9cm">
          <text:p text:style-name="P6">HUELL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4.7cm" svg:height="1.1cm" svg:x="3.2cm" svg:y="12.8cm">
          <text:p text:style-name="P6">BADGER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4.7cm" svg:height="1cm" svg:x="3.2cm" svg:y="15.7cm">
          <text:p text:style-name="P6">GALE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8.5cm" svg:height="1.3cm" svg:x="24.8cm" svg:y="3.6cm">
          <text:p text:style-name="P6">COMBO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8.4cm" svg:height="1.2cm" svg:x="24.8cm" svg:y="7.6cm">
          <text:p text:style-name="P6">DON HELADIO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8.4cm" svg:height="1.3cm" svg:x="24.8cm" svg:y="11.6cm">
          <text:p text:style-name="P6">MARIE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8.3cm" svg:height="1.3cm" svg:x="24.8cm" svg:y="14.6cm">
          <text:p text:style-name="P6">S. GOMEZ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VCR OSD Mono3" svg:font-family="'VCR OSD Mono'" style:font-adornments="Normal" style:font-pitch="fixed"/>
    <style:font-face style:name="VCR OSD Mono2" svg:font-family="'VCR OSD Mono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CR OSD Mono" svg:font-family="'VCR OSD Mono'" style:font-family-generic="roman" style:font-pitch="variable"/>
    <style:font-face style:name="VCR OSD Mono1" svg:font-family="'VCR OSD Mono'" style:font-adornments="Normal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true" style:text-line-through-style="none" style:text-line-through-type="none" style:font-name="VCR OSD Mono3" fo:font-family="'VCR OSD Mono'" style:font-style-name="Normal" style:font-pitch="fixed" fo:font-size="32pt" fo:font-style="normal" fo:text-shadow="1pt 1pt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26cm" fo:page-height="19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02T01:36:54.962823146</dc:date>
    <meta:editing-duration>PT3M35S</meta:editing-duration>
    <meta:editing-cycles>5</meta:editing-cycles>
    <meta:generator>LibreOffice/6.4.7.2$Linux_X86_64 LibreOffice_project/40$Build-2</meta:generator>
    <meta:document-statistic meta:object-count="17"/>
  </office:meta>
</office:document-meta>
</file>